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26pt" fo:font-weight="bold" style:font-size-asian="26pt" style:font-weight-asian="bold" style:font-size-complex="2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yy.yyyyy.yyyyy</text:p>
      <text:p text:style-name="P1">y--.y----.y----</text:p>
      <text:p text:style-name="P1">y--.y----y-----</text:p>
      <text:p text:style-name="P1">y--y--..y------</text:p>
      <text:p text:style-name="P1">y---..yy---.y--</text:p>
      <text:p text:style-name="P1">y---yy--....y--</text:p>
      <text:p text:style-name="P1">y-------yyyy-..</text:p>
      <text:p text:style-name="P1">...y---.y---...</text:p>
      <text:p text:style-name="P1">..y----y----yyy</text:p>
      <text:p text:style-name="P1">yy-....y-------</text:p>
      <text:p text:style-name="P1">y--.yyy--..y---</text:p>
      <text:p text:style-name="P1">y--y---..yy----</text:p>
      <text:p text:style-name="P1">y------yy--.y--</text:p>
      <text:p text:style-name="P1">y----.y----.y--</text:p>
      <text:p text:style-name="P1">y----.y----.y--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ertm </meta:initial-creator>
    <meta:creation-date>2010-03-02T05:50:43</meta:creation-date>
    <meta:document-statistic meta:table-count="0" meta:image-count="0" meta:object-count="0" meta:page-count="1" meta:paragraph-count="15" meta:word-count="40" meta:character-count="240"/>
    <dc:date>2010-03-02T05:52:07</dc:date>
    <dc:creator>robertm </dc:creator>
    <meta:editing-duration>PT00H01M27S</meta:editing-duration>
    <meta:editing-cycles>1</meta:editing-cycles>
    <meta:generator>OpenOffice.org/3.1$Linux OpenOffice.org_project/310m19$Build-9420</meta:generator>
  </office:meta>
</office:document-meta>
</file>